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Kdy byl grafický design uznán za styl rovnocený architektuře, atd...</text:p>
      <text:p text:style-name="Standard">Kdo a kdy prohlásil grafický design...něčím, už nevim</text:p>
      <text:p text:style-name="Standard">co je interpunkce a diakritika</text:p>
      <text:p text:style-name="Standard">jaký je vztah<text:s/>grafického designu a reklamy</text:p>
      <text:p text:style-name="Standard">vyjmenujte 4 aspekty určující firemní identitu</text:p>
      <text:p text:style-name="Standard">uveďte 2 španělské grafické časopisy z 50/60 let</text:p>
      <text:p text:style-name="Standard">která hračka dokazuje zrakový vjev?</text:p>
      <text:p text:style-name="Standard">jmenujte 3 techniky 2D animace</text:p>
      <text:p text:style-name="Standard">co je stereoskopický obraz?</text:p>
      <text:p text:style-name="Standard">kdo jako první používal<text:s/>hláskové písmo?</text:p>
      <text:p text:style-name="Standard">co je to index?</text:p>
      <text:p text:style-name="Standard">co je to anamorfická distorze?</text:p>
      <text:p text:style-name="Standard">popište princip sazby</text:p>
      <text:p text:style-name="Standard">co je to komunikace?</text:p>
      <text:p text:style-name="Standard">popište neverbální komunikaci</text:p>
      <text:p text:style-name="Standard">co je litografie?</text:p>
      <text:p text:style-name="Standard">rozdíl mezi anglickou a českou diakritikou</text:p>
      <text:p text:style-name="Standard"/>
      <text:p text:style-name="Standard">popsat primární/sekundární/komplementární barvy<text:line-break/>napsat jména nějakých současných designérů<text:line-break/>kdo vytvořil piktogramy pro OH v Montrealu a Mnichově</text:p>
      <text:p text:style-name="Standard"/>
      <text:p text:style-name="Standard">kto a kedy zachitil ako prvý pohyb na fotke<text:line-break/>sadzba do bloku-výhody a nevýhody<text:line-break/>co je isotype</text:p>
      <text:p text:style-name="Standard"/>
      <text:p text:style-name="Standard">Coje to písmolijna?<text:s/></text:p>
      <text:p text:style-name="Standard">Konceptuální umění?<text:s/></text:p>
      <text:p text:style-name="Standard">Kde se konaly OH pro které byla použita kresba lyžaře inspirovaná jeskynními malbami?<text:s/></text:p>
      <text:p text:style-name="Standard">Kdo rozšířil dřevoryt?<text:s/></text:p>
      <text:p text:style-name="Standard">Co je to plakát?<text:s/></text:p>
      <text:p text:style-name="Standard">Různé druhy písem</text:p>
      <text:p text:style-name="Standard">Co je to znak, symbol?</text:p>
      <text:p text:style-name="Standard">kdy se používá odstavcová zarážka?</text:p>
      <text:p text:style-name="Standard"/>
      <text:p text:style-name="Standard">co je to supen pisma a v com udava<text:line-break/>co je redakcny design<text:line-break/>co ovplyvnuje interpretaciu vizualneho obrazu<text:line-break/>z coho vznikli prve pisma</text:p>
      <text:p text:style-name="Standard"/>
      <text:p text:style-name="Standard">Realizace Jana Tschicholda<text:line-break/>Realizace Aleše Najbrta<text:line-break/>Co je to rotoskopie<text:line-break/>Jaký film vzniknul v roce 2011 pomocí rotoskopie<text:line-break/>Který slavný grafik pracoval s dřevořezbou<text:line-break/>Co jsou to písmolijny<text:line-break/>Kdo spolupracoval (či dělal) titulky k filmům Alfreda Hitchcocka</text:p>
      <text:p text:style-name="Standard">český loutkový režisér<text:line-break/>5 současných tvůrců písma<text:line-break/>3 grafičtí designéři Švýcarského stylu<text:line-break/>předchůdce značky<text:line-break/>kde se nachází rejstřík<text:line-break/><text:soft-page-break/>co je to denotační význam<text:line-break/>názor na význam tvorby písma v dnešní době<text:line-break/>autor citátu "the medium is the message"<text:line-break/>aktuální / reprodukovaná komunikace<text:line-break/>3 techniky 3D animace<text:line-break/>co ovlivňuje sazební obrazec</text:p>
      <text:p text:style-name="Standard"/>
      <text:p text:style-name="Standard">kdo vytvoril pismo pro zakladni skoly a jak se toto pismo jmenuje<text:line-break/>napiste 5 serifovych a 5bezserifovych pisem<text:line-break/>co to je grotesk a kdy byl vytvoren<text:line-break/>vo ovlivnuje v dnesni dobe proud informaci (a neco k tomu jeste bylo :D)<text:line-break/>co je to typografie a jaky je jeji dnesni vyznam<text:line-break/>popis postup vyvoje sazby (fotosazba..digisazba atdatd...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apple-converted-space" style:display-name="apple-converted-space" style:family="text" style:parent-style-name="DefaultParagraphFont"/>
    <style:style style:name="uficommentbody" style:display-name="uficommentbody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ukmir</meta:initial-creator>
    <dc:creator>Vukmir</dc:creator>
    <meta:creation-date>2014-05-22T08:52:00Z</meta:creation-date>
    <dc:date>2014-05-22T09:00:00Z</dc:date>
    <meta:template xlink:href="Normal" xlink:type="simple"/>
    <meta:editing-cycles>3</meta:editing-cycles>
    <meta:editing-duration>PT540S</meta:editing-duration>
    <meta:user-defined meta:name="Info 1"/>
    <meta:user-defined meta:name="Info 2"/>
    <meta:user-defined meta:name="Info 3"/>
    <meta:user-defined meta:name="Info 4"/>
    <meta:document-statistic meta:page-count="2" meta:paragraph-count="4" meta:word-count="308" meta:character-count="2128" meta:row-count="15" meta:non-whitespace-character-count="1824"/>
  </office:meta>
</office:document-meta>
</file>